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Explore ncurses breafly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3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1:29:20.070477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15T11:05:52.367250975</dc:date>
    <meta:editing-duration>P13DT5H29M51S</meta:editing-duration>
    <meta:editing-cycles>11</meta:editing-cycles>
    <meta:generator>LibreOffice/7.6.5.2$Linux_X86_64 LibreOffice_project/60$Build-2</meta:generator>
    <meta:document-statistic meta:table-count="4" meta:cell-count="18" meta:object-count="0"/>
  </office:meta>
</office:document-meta>
</file>